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b5be8" officeooo:paragraph-rsid="000b5be8"/>
    </style:style>
    <style:style style:name="P2" style:family="paragraph" style:parent-style-name="Text_20_body">
      <style:text-properties officeooo:rsid="0018d0ca" officeooo:paragraph-rsid="001b4b32"/>
    </style:style>
    <style:style style:name="P3" style:family="paragraph" style:parent-style-name="Text_20_body">
      <style:text-properties officeooo:rsid="0018d0ca" officeooo:paragraph-rsid="0021dc1d"/>
    </style:style>
    <style:style style:name="P4" style:family="paragraph" style:parent-style-name="Text_20_body">
      <style:text-properties officeooo:rsid="001c7adc" officeooo:paragraph-rsid="001c7adc"/>
    </style:style>
    <style:style style:name="P5" style:family="paragraph" style:parent-style-name="Title">
      <style:text-properties officeooo:rsid="000c6b57" officeooo:paragraph-rsid="000c6b57"/>
    </style:style>
    <style:style style:name="P6" style:family="paragraph" style:parent-style-name="Heading_20_2">
      <style:text-properties officeooo:rsid="000d7ec0" officeooo:paragraph-rsid="000d7ec0"/>
    </style:style>
    <style:style style:name="P7" style:family="paragraph" style:parent-style-name="Heading_20_2">
      <style:text-properties officeooo:rsid="001c7adc" officeooo:paragraph-rsid="001c7adc"/>
    </style:style>
    <style:style style:name="P8" style:family="paragraph" style:parent-style-name="Text_20_body" style:list-style-name="L1">
      <style:text-properties officeooo:rsid="000d7ec0" officeooo:paragraph-rsid="000ff8be"/>
    </style:style>
    <style:style style:name="P9" style:family="paragraph" style:parent-style-name="Text_20_body" style:list-style-name="L1">
      <style:text-properties officeooo:rsid="00107357" officeooo:paragraph-rsid="00107357"/>
    </style:style>
    <style:style style:name="P10" style:family="paragraph" style:parent-style-name="Text_20_body" style:list-style-name="L1">
      <style:text-properties officeooo:rsid="00163973" officeooo:paragraph-rsid="00163973"/>
    </style:style>
    <style:style style:name="P11" style:family="paragraph" style:parent-style-name="Text_20_body">
      <style:text-properties fo:font-style="normal" officeooo:rsid="001b18e7" officeooo:paragraph-rsid="001b4b32" style:font-style-asian="normal" style:font-style-complex="normal"/>
    </style:style>
    <style:style style:name="P12" style:family="paragraph" style:parent-style-name="Text_20_body" style:list-style-name="L2">
      <style:text-properties officeooo:rsid="001c7adc" officeooo:paragraph-rsid="001c7adc"/>
    </style:style>
    <style:style style:name="P13" style:family="paragraph" style:parent-style-name="Text_20_body" style:list-style-name="L2">
      <style:text-properties officeooo:rsid="001e333f" officeooo:paragraph-rsid="001e333f"/>
    </style:style>
    <style:style style:name="P14" style:family="paragraph" style:parent-style-name="Heading_20_1">
      <style:text-properties officeooo:rsid="000b5be8" officeooo:paragraph-rsid="000b5be8"/>
    </style:style>
    <style:style style:name="T1" style:family="text">
      <style:text-properties officeooo:rsid="000b81e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b81e5" style:font-style-asian="italic" style:font-style-complex="italic"/>
    </style:style>
    <style:style style:name="T4" style:family="text">
      <style:text-properties fo:font-style="italic" officeooo:rsid="000f191c" style:font-style-asian="italic" style:font-style-complex="italic"/>
    </style:style>
    <style:style style:name="T5" style:family="text">
      <style:text-properties fo:font-style="italic" officeooo:rsid="001275ee" style:font-style-asian="italic" style:font-style-complex="italic"/>
    </style:style>
    <style:style style:name="T6" style:family="text">
      <style:text-properties fo:font-style="italic" officeooo:rsid="002032c2" style:font-style-asian="italic" style:font-style-complex="italic"/>
    </style:style>
    <style:style style:name="T7" style:family="text">
      <style:text-properties fo:font-style="italic" officeooo:rsid="0021dc1d" style:font-style-asian="italic" style:font-style-complex="italic"/>
    </style:style>
    <style:style style:name="T8" style:family="text">
      <style:text-properties fo:font-style="italic" officeooo:rsid="002295d9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f191c" style:font-style-asian="normal" style:font-style-complex="normal"/>
    </style:style>
    <style:style style:name="T11" style:family="text">
      <style:text-properties fo:font-style="normal" officeooo:rsid="0013cf52" style:font-style-asian="normal" style:font-style-complex="normal"/>
    </style:style>
    <style:style style:name="T12" style:family="text">
      <style:text-properties fo:font-style="normal" officeooo:rsid="00168297" style:font-style-asian="normal" style:font-style-complex="normal"/>
    </style:style>
    <style:style style:name="T13" style:family="text">
      <style:text-properties fo:font-style="normal" officeooo:rsid="00168d60" style:font-style-asian="normal" style:font-style-complex="normal"/>
    </style:style>
    <style:style style:name="T14" style:family="text">
      <style:text-properties fo:font-style="normal" officeooo:rsid="001c09a4" style:font-style-asian="normal" style:font-style-complex="normal"/>
    </style:style>
    <style:style style:name="T15" style:family="text">
      <style:text-properties fo:font-style="normal" officeooo:rsid="002032c2" style:font-style-asian="normal" style:font-style-complex="normal"/>
    </style:style>
    <style:style style:name="T16" style:family="text">
      <style:text-properties fo:font-style="normal" officeooo:rsid="0021dc1d" style:font-style-asian="normal" style:font-style-complex="normal"/>
    </style:style>
    <style:style style:name="T17" style:family="text">
      <style:text-properties fo:font-style="normal" officeooo:rsid="00222e98" style:font-style-asian="normal" style:font-style-complex="normal"/>
    </style:style>
    <style:style style:name="T18" style:family="text">
      <style:text-properties fo:font-style="normal" officeooo:rsid="002295d9" style:font-style-asian="normal" style:font-style-complex="normal"/>
    </style:style>
    <style:style style:name="T19" style:family="text">
      <style:text-properties fo:font-style="normal" officeooo:rsid="0023bc97" style:font-style-asian="normal" style:font-style-complex="normal"/>
    </style:style>
    <style:style style:name="T20" style:family="text">
      <style:text-properties fo:font-style="normal" officeooo:rsid="00241890" style:font-style-asian="normal" style:font-style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1c09a4" style:font-style-asian="normal" style:font-weight-asian="bold" style:font-style-complex="normal" style:font-weight-complex="bold"/>
    </style:style>
    <style:style style:name="T23" style:family="text">
      <style:text-properties officeooo:rsid="000f191c"/>
    </style:style>
    <style:style style:name="T24" style:family="text">
      <style:text-properties officeooo:rsid="0023bc9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AO challenge</text:p>
      <text:h text:style-name="P14" text:outline-level="1">Purpose of this challenge</text:h>
      <text:p text:style-name="P1">With this challenge the candidate is requested to implement a DAO (data access object) layer capable of interacting with an existing database. <text:span text:style-name="T1">The challenge is made up of a skeleton Maven project providing the minimal design that the implementation must comply to. For this challenge only resources in </text:span><text:span text:style-name="T3">challenge-backend</text:span><text:span text:style-name="T1"> Maven sub-module are needed.</text:span></text:p>
      <text:h text:style-name="P6" text:outline-level="2">Requirements</text:h>
      <text:list xml:id="list3528399140878036061" text:style-name="L1">
        <text:list-item>
          <text:p text:style-name="P8">Implement an object-relational mapping from interfaces defined in package <text:span text:style-name="T2">com.secmatters.demo.challenge.backend.entity</text:span> and tables defined in <text:span text:style-name="T2">src/test/resources</text:span>. The end result shall be a set of beans <text:span text:style-name="T23">in the </text:span><text:span text:style-name="T4">beans </text:span><text:span text:style-name="T23">sub-package </text:span><text:span text:style-name="T10">each implementing its existing interface</text:span><text:span text:style-name="T23"> and the required logic to fill in beans properties by fetching the corresponding table in the database.</text:span></text:p>
        </text:list-item>
        <text:list-item>
          <text:p text:style-name="P9">Implement a C<text:span text:style-name="T2">hallengeDAO</text:span><text:span text:style-name="T9"> session bean fulfilling the contract as described in the javadoc of </text:span><text:span text:style-name="T11">the </text:span><text:span text:style-name="T2">I</text:span><text:span text:style-name="T5">C</text:span><text:span text:style-name="T2">hallengeDAO</text:span><text:span text:style-name="T9"> interface.</text:span></text:p>
        </text:list-item>
        <text:list-item>
          <text:p text:style-name="P10"><text:span text:style-name="T9">As a bonus solution the candidate might extend the relational schema to split up the </text:span><text:span text:style-name="T2">PURCHASE_ORDER</text:span><text:span text:style-name="T9"> table to make multiple product items being provided in a single order. </text:span><text:span text:style-name="T12">The candidate shall propose the design change in </text:span><text:span text:style-name="T13">OR </text:span><text:span text:style-name="T12">mapping, DAO and unit tests as well.</text:span></text:p>
        </text:list-item>
      </text:list>
      <text:p text:style-name="P11">The chosen implementation for the OR mapping (JDBC, JPA, Hibernate, etc.) must respect the contract imposed by the DAO in order to make unit testing work.</text:p>
      <text:p text:style-name="P2"><text:span text:style-name="T12">T</text:span><text:span text:style-name="T9">he submitted solution must run successfully the unit tests provided in the project </text:span><text:span text:style-name="T14">with the command line</text:span><text:span text:style-name="T9"> </text:span><text:span text:style-name="T22">mvn clean test</text:span><text:span text:style-name="T9">.</text:span></text:p>
      <text:p text:style-name="P3"><text:span text:style-name="T9">Each test class extends </text:span><text:span text:style-name="T2">EntityTestBase</text:span><text:span text:style-name="T9"> that provides all the setup/tear-down operations to create/populate/drop a sample in-memory Derby database where unit tests are run against. The candidate can use the same XML files </text:span><text:span text:style-name="T18">in </text:span><text:span text:style-name="T8">src/test/resources</text:span><text:span text:style-name="T9"> </text:span><text:span text:style-name="T18">used </text:span><text:span text:style-name="T20">by</text:span><text:span text:style-name="T18"> tests</text:span><text:span text:style-name="T9"> </text:span><text:span text:style-name="T18">for</text:span><text:span text:style-name="T9"> rebuild</text:span><text:span text:style-name="T18">ing</text:span><text:span text:style-name="T9"> the sample database in a separate server. </text:span><text:span text:style-name="T17">For this purpose s</text:span><text:span text:style-name="T16">ee the documentation </text:span><text:span text:style-name="T17">in the</text:span><text:span text:style-name="T16"> </text:span><text:span text:style-name="T2">DdlUtils </text:span><text:span text:style-name="T16">Web page on how to use the </text:span><text:span text:style-name="T7">Ant</text:span><text:span text:style-name="T16"> tasks located in </text:span><text:span text:style-name="T7">backend/build.xml</text:span><text:span text:style-name="T16">.</text:span></text:p>
      <text:h text:style-name="P7" text:outline-level="2">Prerequisites</text:h>
      <text:p text:style-name="P4">The development environment <text:span text:style-name="T24">requisites are</text:span>:</text:p>
      <text:list xml:id="list4129973329267810512" text:style-name="L2">
        <text:list-item>
          <text:p text:style-name="P12">JDK 1.8</text:p>
        </text:list-item>
        <text:list-item>
          <text:p text:style-name="P12">A recent version of the <text:span text:style-name="T2">Maven</text:span><text:span text:style-name="T9"> tool (&gt;= 3.3.9)</text:span></text:p>
        </text:list-item>
        <text:list-item>
          <text:p text:style-name="P13"><text:span text:style-name="T9">Before compiling the project the </text:span><text:span text:style-name="T15">D</text:span><text:span text:style-name="T2">dl</text:span><text:span text:style-name="T6">U</text:span><text:span text:style-name="T2">tils</text:span><text:span text:style-name="T9"> jar must be ma</text:span><text:span text:style-name="T19">de</text:span><text:span text:style-name="T9"> available in the local Maven repository launching the command from the backend directory:<text:line-break/></text:span><text:span text:style-name="T21">mvn install:install-file -Dfile=deployment/ddlutils-1.1.jar -DgroupId=org.apache.ddlutils -DartifactId=ddlutils -Dversion=1.1 -Dpackaging=ja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09:36:18.225906629</meta:creation-date>
    <dc:date>2017-09-05T14:34:06.652940912</dc:date>
    <meta:editing-duration>PT3H53M28S</meta:editing-duration>
    <meta:editing-cycles>23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337" meta:character-count="2264" meta:non-whitespace-character-count="1948"/>
  </office:meta>
</office:document-meta>
</file>